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굴림" svg:font-family="굴림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6.245cm" fo:margin-left="0.381cm" fo:margin-right="0.374cm" table:align="margins"/>
    </style:style>
    <style:style style:name="표1.A" style:family="table-column">
      <style:table-column-properties style:column-width="4.26cm" style:rel-column-width="17184*"/>
    </style:style>
    <style:style style:name="표1.B" style:family="table-column">
      <style:table-column-properties style:column-width="11.986cm" style:rel-column-width="48351*"/>
    </style:style>
    <style:style style:name="표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6" style:family="table-row">
      <style:table-row-properties style:min-row-height="0.141cm"/>
    </style:style>
    <style:style style:name="표2" style:family="table">
      <style:table-properties style:width="16.272cm" fo:margin-left="0.381cm" fo:margin-right="0.347cm" table:align="margins"/>
    </style:style>
    <style:style style:name="표2.A" style:family="table-column">
      <style:table-column-properties style:column-width="5.662cm" style:rel-column-width="22804*"/>
    </style:style>
    <style:style style:name="표2.B" style:family="table-column">
      <style:table-column-properties style:column-width="10.61cm" style:rel-column-width="42731*"/>
    </style:style>
    <style:style style:name="표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B1" style:family="table-cell">
      <style:table-cell-properties fo:background-color="#dddddd" fo:padding="0.097cm" fo:border="0.002cm solid #000000">
        <style:background-image/>
      </style:table-cell-properties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.A5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표2.B5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8pt" fo:font-weight="bold" style:font-name-asian="굴림" style:font-size-asian="28pt" style:language-asian="ko" style:country-asian="KR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name-asian="굴림" style:font-size-asian="28pt" style:language-asian="ko" style:country-asian="KR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style:font-name-asian="굴림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6pt" fo:font-weight="bold" style:font-name-asian="굴림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6pt" fo:font-weight="bold" style:font-name-asian="굴림" style:font-size-asian="16pt" style:language-asian="ko" style:country-asian="KR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style:font-name-asian="굴림" style:font-size-asian="14pt" style:language-asian="ko" style:country-asian="KR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2pt" style:font-name-asian="굴림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style:font-name-asian="굴림" style:font-size-asian="12pt" style:language-asian="ko" style:country-asian="KR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name-asian="굴림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name-asian="굴림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Table_20_Contents" style:list-style-name="L3">
      <style:paragraph-properties fo:text-align="start" style:justify-single-word="false"/>
      <style:text-properties fo:font-size="10pt" style:font-name-asian="굴림" style:font-size-asian="10pt" style:language-asian="ko" style:country-asian="KR" style:font-size-complex="10pt"/>
    </style:style>
    <style:style style:name="P12" style:family="paragraph" style:parent-style-name="Table_20_Contents" style:list-style-name="L5">
      <style:paragraph-properties fo:text-align="start" style:justify-single-word="false"/>
      <style:text-properties fo:font-size="10pt" style:font-name-asian="굴림" style:font-size-asian="10pt" style:language-asian="ko" style:country-asian="KR" style:font-size-complex="10pt"/>
    </style:style>
    <style:style style:name="P13" style:family="paragraph" style:parent-style-name="Table_20_Contents" style:list-style-name="L6">
      <style:paragraph-properties fo:text-align="start" style:justify-single-word="false"/>
      <style:text-properties fo:font-size="10pt" style:font-name-asian="굴림" style:font-size-asian="10pt" style:language-asian="ko" style:country-asian="KR" style:font-size-complex="10pt"/>
    </style:style>
    <style:style style:name="P14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000000" fo:font-size="10pt" fo:letter-spacing="normal" fo:font-weight="normal" style:font-name-asian="굴림" style:font-size-asian="10pt" style:language-asian="ko" style:country-asian="KR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font-weight="bold" style:font-name-asian="굴림" style:font-size-asian="16pt" style:language-asian="ko" style:country-asian="KR" style:font-weight-asian="bold" style:font-size-complex="16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6pt" fo:font-weight="bold" style:font-name-asian="굴림" style:font-size-asian="16pt" style:language-asian="ko" style:country-asian="KR" style:font-weight-asian="bold" style:font-size-complex="16pt" style:font-weight-complex="bold"/>
    </style:style>
    <style:style style:name="T1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회의록</text:p>
      <text:p text:style-name="P1"/>
      <text:list xml:id="list601288023871995716" text:style-name="L1">
        <text:list-item>
          <text:p text:style-name="P15">회의개요</text:p>
        </text:list-item>
      </text:list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0">프로젝트 팀명</text:p>
          </table:table-cell>
          <table:table-cell table:style-name="표1.B1" office:value-type="string">
            <text:p text:style-name="P7">SKT</text:p>
          </table:table-cell>
        </table:table-row>
        <table:table-row>
          <table:table-cell table:style-name="표1.A2" office:value-type="string">
            <text:p text:style-name="P9">팀원</text:p>
          </table:table-cell>
          <table:table-cell table:style-name="표1.B2" office:value-type="string">
            <text:p text:style-name="P7">김가영, 김민재, 김태수, 신서희</text:p>
          </table:table-cell>
        </table:table-row>
        <table:table-row>
          <table:table-cell table:style-name="표1.A2" office:value-type="string">
            <text:p text:style-name="P9">회의<text:span text:style-name="T1">명</text:span></text:p>
          </table:table-cell>
          <table:table-cell table:style-name="표1.B2" office:value-type="string">
            <text:p text:style-name="P8">아이디어 회의</text:p>
          </table:table-cell>
        </table:table-row>
        <table:table-row>
          <table:table-cell table:style-name="표1.A2" office:value-type="string">
            <text:p text:style-name="P9">회의 일자</text:p>
          </table:table-cell>
          <table:table-cell table:style-name="표1.B2" office:value-type="string">
            <text:p text:style-name="P7">2024년 09월 6일</text:p>
          </table:table-cell>
        </table:table-row>
        <table:table-row>
          <table:table-cell table:style-name="표1.A2" office:value-type="string">
            <text:p text:style-name="P10">참여인</text:p>
          </table:table-cell>
          <table:table-cell table:style-name="표1.B2" office:value-type="string">
            <text:p text:style-name="P7">김가영, 김민재, 김태수, 신서희</text:p>
          </table:table-cell>
        </table:table-row>
        <table:table-row table:style-name="표1.6">
          <table:table-cell table:style-name="표1.A2" office:value-type="string">
            <text:p text:style-name="P10">기타</text:p>
          </table:table-cell>
          <table:table-cell table:style-name="표1.B2" office:value-type="string">
            <text:p text:style-name="P7"/>
          </table:table-cell>
        </table:table-row>
      </table:table>
      <text:p text:style-name="P1"/>
      <text:list xml:id="list6111061935494190835" text:style-name="L2">
        <text:list-item>
          <text:p text:style-name="P16">회의내용</text:p>
        </text:list-item>
      </text:list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6">제목</text:p>
          </table:table-cell>
          <table:table-cell table:style-name="표2.B1" office:value-type="string">
            <text:p text:style-name="P6">내용</text:p>
          </table:table-cell>
        </table:table-row>
        <table:table-row>
          <table:table-cell table:style-name="표2.A2" office:value-type="string">
            <text:p text:style-name="P4">1) <text:span text:style-name="T1">웹사이트 디자인</text:span></text:p>
          </table:table-cell>
          <table:table-cell table:style-name="표2.B2" office:value-type="string">
            <text:list xml:id="list6575246448457304624" text:style-name="L3">
              <text:list-item>
                <text:p text:style-name="P11">피그마 확인</text:p>
              </text:list-item>
              <text:list-item>
                <text:p text:style-name="P11">강사님 컨펌 완료</text:p>
              </text:list-item>
            </text:list>
          </table:table-cell>
        </table:table-row>
        <table:table-row>
          <table:table-cell table:style-name="표2.A2" office:value-type="string">
            <text:p text:style-name="P5">2) 세부 기능 로그인 조건</text:p>
          </table:table-cell>
          <table:table-cell table:style-name="표2.B2" office:value-type="string">
            <text:list xml:id="list1091031353767649428" text:style-name="L4">
              <text:list-header>
                <text:p text:style-name="P14">[로그인 필요 기능]</text:p>
              </text:list-header>
              <text:list-item>
                <text:p text:style-name="P14">마이페이지 -&gt; 로그인 필요</text:p>
                <text:p text:style-name="P14"/>
              </text:list-item>
              <text:list-item>
                <text:p text:style-name="P14">관리자 페이지 -&gt; 로그인 필요, 관리자인 경우</text:p>
                <text:p text:style-name="P14"/>
              </text:list-item>
              <text:list-item>
                <text:p text:style-name="P14">축제 세부 페이지 : 관심등록 -&gt; 로그인 필요</text:p>
                <text:p text:style-name="P14"/>
              </text:list-item>
              <text:list-item>
                <text:p text:style-name="P14">커뮤니티 메인 : 글쓰기 -&gt; 로그인 필요</text:p>
                <text:p text:style-name="P14"/>
              </text:list-item>
              <text:list-item>
                <text:p text:style-name="P14">게시글 : 게시글 삭제 -&gt; 게시글 주인만 가능</text:p>
                <text:list>
                  <text:list-item>
                    <text:p text:style-name="P14">게시글 수정 -&gt; 게시글 주인만 가능</text:p>
                  </text:list-item>
                  <text:list-item>
                    <text:p text:style-name="P14">댓글 작성 -&gt; 로그인 필요</text:p>
                  </text:list-item>
                  <text:list-item>
                    <text:p text:style-name="P14">답변 -&gt; 로그인 필요</text:p>
                  </text:list-item>
                  <text:list-item>
                    <text:p text:style-name="P14">댓글 삭제 -&gt; 댓글 주인만 가능</text:p>
                  </text:list-item>
                </text:list>
              </text:list-item>
            </text:list>
          </table:table-cell>
        </table:table-row>
        <table:table-row>
          <table:table-cell table:style-name="표2.A2" office:value-type="string">
            <text:p text:style-name="P4">3) erd 세부 <text:span text:style-name="T1">구상</text:span></text:p>
          </table:table-cell>
          <table:table-cell table:style-name="표2.B2" office:value-type="string">
            <text:list xml:id="list1457253672615729682" text:style-name="L5">
              <text:list-item>
                <text:p text:style-name="P12">~ 9/9 erd 기획(태수님)</text:p>
              </text:list-item>
            </text:list>
          </table:table-cell>
        </table:table-row>
        <table:table-row>
          <table:table-cell table:style-name="표2.A5" office:value-type="string">
            <text:p text:style-name="P4">4) <text:span text:style-name="T1">저장 파일명 통일</text:span></text:p>
          </table:table-cell>
          <table:table-cell table:style-name="표2.B5" office:value-type="string">
            <text:list xml:id="list1641189279452410784" text:style-name="L6">
              <text:list-item>
                <text:p text:style-name="P13">메인 – main.html</text:p>
              </text:list-item>
              <text:list-item>
                <text:p text:style-name="P13">서브 – sub_메뉴이름.html</text:p>
              </text:list-item>
              <text:list-item>
                <text:p text:style-name="P13">사진 - main/sub_해당 페이지.png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굴림" svg:font-family="굴림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8T16:39:24.02</meta:creation-date>
    <dc:date>2024-09-27T17:56:58.67</dc:date>
    <meta:editing-duration>PT37M9S</meta:editing-duration>
    <meta:editing-cycles>7</meta:editing-cycles>
    <meta:generator>OpenOffice/4.1.15$Win32 OpenOffice.org_project/4115m2$Build-9813</meta:generator>
    <meta:document-statistic meta:table-count="2" meta:image-count="0" meta:object-count="0" meta:page-count="1" meta:paragraph-count="36" meta:word-count="308" meta:character-count="445"/>
  </office:meta>
</office:document-meta>
</file>